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nelRenderer.getFixedHeight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nelRenderer.encodeAjax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nelRenderer.encodeEnd( FacesContext facesContext , UIComponent ui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nelRenderer.getFixedHeightForPanel( UIComponent component , FacesContext faces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anelRenderer.prepareRender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nelRenderer.encodeChildren( FacesContext facesContext , UIComponent ui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nelRenderer.encodeBegin( FacesContext facesContext , UI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nel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